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4pt" style:text-underline-style="solid" style:text-underline-width="auto" style:text-underline-color="font-color" fo:font-weight="bold" officeooo:rsid="0015a12a" officeooo:paragraph-rsid="0015a12a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4pt" style:text-underline-style="solid" style:text-underline-width="auto" style:text-underline-color="font-color" fo:font-weight="bold" officeooo:rsid="0015a12a" officeooo:paragraph-rsid="0015a12a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style:text-underline-style="none" fo:font-weight="normal" officeooo:rsid="0015a12a" officeooo:paragraph-rsid="0015a12a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rsid="0015a12a" officeooo:paragraph-rsid="0015a12a"/>
    </style:style>
    <style:style style:name="P5" style:family="paragraph" style:parent-style-name="Standard">
      <style:paragraph-properties fo:text-align="start" style:justify-single-word="false"/>
      <style:text-properties style:font-name="Ubuntu" fo:font-size="14pt" style:text-underline-style="none" fo:font-weight="normal" officeooo:rsid="0015a12a" officeooo:paragraph-rsid="0015a12a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Ubuntu" fo:font-size="14pt" style:text-underline-style="solid" style:text-underline-width="auto" style:text-underline-color="font-color" fo:font-weight="bold" officeooo:rsid="0015a12a" officeooo:paragraph-rsid="0015a12a" style:font-size-asian="12.25pt" style:font-weight-asian="bold" style:font-size-complex="14pt" style:font-weight-complex="bold"/>
    </style:style>
    <style:style style:name="T1" style:family="text">
      <style:text-properties style:font-name="Ubuntu" fo:font-size="14pt" style:text-underline-style="none" fo:font-weight="normal" style:font-size-asian="12.25pt" style:font-weight-asian="normal" style:font-size-complex="14pt" style:font-weight-complex="normal"/>
    </style:style>
    <style:style style:name="T2" style:family="text">
      <style:text-properties style:font-name="Ubuntu" fo:font-size="14pt" style:text-underline-style="none" fo:font-weight="normal" officeooo:rsid="0016cac9" style:font-size-asian="12.25pt" style:font-weight-asian="normal" style:font-size-complex="14pt" style:font-weight-complex="normal"/>
    </style:style>
    <style:style style:name="T3" style:family="text">
      <style:text-properties style:font-name="Ubuntu" fo:font-size="14pt" style:text-underline-style="none" fo:font-weight="bold" style:font-size-asian="12.25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1">Fall 2016</text:p>
      <text:p text:style-name="P1"/>
      <text:p text:style-name="P2"/>
      <text:p text:style-name="P3">1 a) What are different types of Buses in microprocessor? Describe the achievement of microprocessor including different application area.</text:p>
      <text:p text:style-name="P3"/>
      <text:p text:style-name="P3"/>
      <text:p text:style-name="P3">1 b) What are different types of instruction sets in SAP-1? WAP to find the square of 4 using SAP-1.</text:p>
      <text:p text:style-name="P3">2 a) Compare and contrast between SAP-1 and SAP 2 including advancement of SAP2 over SAP1.</text:p>
      <text:p text:style-name="P3">2 b) Explain the block diagram of SAP1 computer architecture.</text:p>
      <text:p text:style-name="P3">3 a) Explain the register of SAP-II. Why bidirectional register is used.</text:p>
      <text:p text:style-name="P3">3 b) What is timing diagram. Explain the timing diagram for MVIA.</text:p>
      <text:p text:style-name="P3">4 a) Draw the internal architecture of 8085A microprocessor and explain each block.</text:p>
      <text:p text:style-name="P3">4 b) What are different types of addressing modes? Explain.</text:p>
      <text:p text:style-name="P3">5 a) Explain the control word format of 8255 PPI.</text:p>
      <text:p text:style-name="P3">5 b) What is RS232 standard? Explain Null modem Connection in brief.</text:p>
      <text:p text:style-name="P3">6 a) Explain DMA with necessary diagram.</text:p>
      <text:p text:style-name="P3">6 b) Write a program for 8086 in MASON to display “MICROPROCESSOR IS INTERESTING”.</text:p>
      <text:p text:style-name="P4"><text:span text:style-name="T1">7. Write short notes on </text:span><text:span text:style-name="T3">any two</text:span><text:span text:style-name="T1">:</text:span></text:p>
      <text:p text:style-name="P3">a) A/D characteristics and specifications</text:p>
      <text:p text:style-name="P3">b) Flags in 8085</text:p>
      <text:p text:style-name="P4"><text:span text:style-name="T1">c) </text:span><text:span text:style-name="T2">Instruction set in SAP2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3.7in" fo:page-height="50.6902in" style:num-format="1" style:print-orientation="portrait" fo:margin-top="0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4T12:42:56.604334334</meta:creation-date>
    <meta:generator>LibreOffice/6.4.1.2$Linux_X86_64 LibreOffice_project/40$Build-2</meta:generator>
    <dc:date>2020-03-23T22:05:28.179785622</dc:date>
    <meta:editing-duration>PT31M15S</meta:editing-duration>
    <meta:editing-cycles>4</meta:editing-cycles>
    <meta:document-statistic meta:table-count="0" meta:image-count="0" meta:object-count="0" meta:page-count="1" meta:paragraph-count="17" meta:word-count="178" meta:character-count="1031" meta:non-whitespace-character-count="870"/>
  </office:meta>
</office:document-meta>
</file>